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1432" officeooo:paragraph-rsid="00191432"/>
    </style:style>
    <style:style style:name="P2" style:family="paragraph" style:parent-style-name="Standard">
      <style:text-properties officeooo:rsid="00191432" officeooo:paragraph-rsid="001c215b"/>
    </style:style>
    <style:style style:name="P3" style:family="paragraph" style:parent-style-name="Standard">
      <style:text-properties officeooo:rsid="00191432" officeooo:paragraph-rsid="0026f879"/>
    </style:style>
    <style:style style:name="P4" style:family="paragraph" style:parent-style-name="Standard">
      <style:text-properties officeooo:rsid="001eaaf3" officeooo:paragraph-rsid="001eaaf3"/>
    </style:style>
    <style:style style:name="P5" style:family="paragraph" style:parent-style-name="Standard">
      <style:text-properties officeooo:rsid="00206897" officeooo:paragraph-rsid="00206897"/>
    </style:style>
    <style:style style:name="P6" style:family="paragraph" style:parent-style-name="Standard">
      <style:text-properties officeooo:rsid="002148a0" officeooo:paragraph-rsid="002148a0"/>
    </style:style>
    <style:style style:name="P7" style:family="paragraph" style:parent-style-name="Standard">
      <style:text-properties officeooo:rsid="002378ca" officeooo:paragraph-rsid="002378ca"/>
    </style:style>
    <style:style style:name="P8" style:family="paragraph" style:parent-style-name="Standard">
      <style:text-properties officeooo:rsid="0028670a" officeooo:paragraph-rsid="0028670a"/>
    </style:style>
    <style:style style:name="P9" style:family="paragraph" style:parent-style-name="Standard">
      <style:text-properties officeooo:rsid="002bcbae" officeooo:paragraph-rsid="002bcbae"/>
    </style:style>
    <style:style style:name="P10" style:family="paragraph" style:parent-style-name="Standard">
      <style:text-properties officeooo:rsid="002bd987" officeooo:paragraph-rsid="002bd987"/>
    </style:style>
    <style:style style:name="P11" style:family="paragraph" style:parent-style-name="Standard">
      <style:text-properties officeooo:rsid="002d5198" officeooo:paragraph-rsid="002d5198"/>
    </style:style>
    <style:style style:name="P12" style:family="paragraph" style:parent-style-name="Standard">
      <style:text-properties fo:color="#000000" style:font-name="Consolas" fo:font-size="9.5pt" style:font-size-asian="9.5pt" fo:background-color="#ffffff"/>
    </style:style>
    <style:style style:name="P13" style:family="paragraph" style:parent-style-name="Standard">
      <style:text-properties fo:color="#000000" style:font-name="Consolas" fo:font-size="9.5pt" officeooo:paragraph-rsid="0031aa82" style:font-size-asian="9.5pt" fo:background-color="#ffffff"/>
    </style:style>
    <style:style style:name="P14" style:family="paragraph" style:parent-style-name="Standard">
      <style:text-properties officeooo:paragraph-rsid="002d5198"/>
    </style:style>
    <style:style style:name="P15" style:family="paragraph" style:parent-style-name="Standard">
      <style:text-properties officeooo:rsid="002e5976" officeooo:paragraph-rsid="002e5976"/>
    </style:style>
    <style:style style:name="P16" style:family="paragraph" style:parent-style-name="Standard">
      <style:text-properties officeooo:rsid="002fe07f" officeooo:paragraph-rsid="002fe07f"/>
    </style:style>
    <style:style style:name="P17" style:family="paragraph" style:parent-style-name="Standard">
      <style:text-properties fo:color="#0000ff" officeooo:rsid="002fe07f" officeooo:paragraph-rsid="002fe07f"/>
    </style:style>
    <style:style style:name="P18" style:family="paragraph" style:parent-style-name="Standard">
      <style:text-properties fo:color="#0000ff" officeooo:rsid="0031aa82" officeooo:paragraph-rsid="0031aa82"/>
    </style:style>
    <style:style style:name="P19" style:family="paragraph" style:parent-style-name="Standard">
      <style:text-properties officeooo:rsid="0031aa82" officeooo:paragraph-rsid="0031aa82"/>
    </style:style>
    <style:style style:name="P20" style:family="paragraph" style:parent-style-name="Standard">
      <style:text-properties officeooo:paragraph-rsid="0031aa82"/>
    </style:style>
    <style:style style:name="P21" style:family="paragraph" style:parent-style-name="Standard">
      <style:text-properties officeooo:rsid="00191432" officeooo:paragraph-rsid="0026f879"/>
    </style:style>
    <style:style style:name="P22" style:family="paragraph" style:parent-style-name="Standard">
      <style:text-properties officeooo:rsid="0032a6d3" officeooo:paragraph-rsid="0032a6d3"/>
    </style:style>
    <style:style style:name="T1" style:family="text">
      <style:text-properties officeooo:rsid="001acabf"/>
    </style:style>
    <style:style style:name="T2" style:family="text">
      <style:text-properties officeooo:rsid="002030c4"/>
    </style:style>
    <style:style style:name="T3" style:family="text">
      <style:text-properties officeooo:rsid="00250a68"/>
    </style:style>
    <style:style style:name="T4" style:family="text">
      <style:text-properties officeooo:rsid="00250f7b"/>
    </style:style>
    <style:style style:name="T5" style:family="text">
      <style:text-properties officeooo:rsid="002a230c"/>
    </style:style>
    <style:style style:name="T6" style:family="text">
      <style:text-properties fo:color="#0000ff"/>
    </style:style>
    <style:style style:name="T7" style:family="text">
      <style:text-properties fo:color="#0000ff" style:font-name="Consolas" fo:font-size="9.5pt" style:font-size-asian="9.5pt" fo:background-color="#ffffff"/>
    </style:style>
    <style:style style:name="T8" style:family="text">
      <style:text-properties fo:color="#0000ff" style:font-name="Consolas" fo:font-size="9.5pt" officeooo:rsid="0031aa82" style:font-size-asian="9.5pt" fo:background-color="#ffffff"/>
    </style:style>
    <style:style style:name="T9" style:family="text">
      <style:text-properties fo:color="#0000ff" style:font-name="Consolas" fo:font-size="9.5pt" officeooo:rsid="0031aa82" style:font-size-asian="9.5pt" fo:background-color="#ffffff"/>
    </style:style>
    <style:style style:name="T10" style:family="text">
      <style:text-properties fo:color="#0000ff" officeooo:rsid="0032a6d3"/>
    </style:style>
    <style:style style:name="T11" style:family="text">
      <style:text-properties fo:color="#000000"/>
    </style:style>
    <style:style style:name="T12" style:family="text">
      <style:text-properties fo:color="#000000" style:font-name="Consolas" fo:font-size="9.5pt" style:font-size-asian="9.5pt" fo:background-color="#ffffff"/>
    </style:style>
    <style:style style:name="T13" style:family="text">
      <style:text-properties fo:color="#000000" style:font-name="Consolas" fo:font-size="9.5pt" style:font-size-asian="9.5pt" fo:background-color="#ffffff"/>
    </style:style>
    <style:style style:name="T14" style:family="text">
      <style:text-properties fo:color="#000000" style:font-name="Consolas" fo:font-size="9.5pt" officeooo:rsid="002d5198" style:font-size-asian="9.5pt" fo:background-color="#ffffff"/>
    </style:style>
    <style:style style:name="T15" style:family="text">
      <style:text-properties fo:color="#000000" style:font-name="Consolas" fo:font-size="9.5pt" officeooo:rsid="0031aa82" style:font-size-asian="9.5pt" fo:background-color="#ffffff"/>
    </style:style>
    <style:style style:name="T16" style:family="text">
      <style:text-properties fo:color="#000000" style:font-name="Consolas" fo:font-size="9.5pt" officeooo:rsid="0032a6d3" style:font-size-asian="9.5pt" fo:background-color="#ffffff"/>
    </style:style>
    <style:style style:name="T17" style:family="text">
      <style:text-properties fo:color="#a31515" style:font-name="Consolas" fo:font-size="9.5pt" style:font-size-asian="9.5pt" fo:background-color="#ffffff"/>
    </style:style>
    <style:style style:name="T18" style:family="text">
      <style:text-properties fo:color="#a31515" style:font-name="Consolas" fo:font-size="9.5pt" officeooo:rsid="002d5198" style:font-size-asian="9.5pt" fo:background-color="#ffffff"/>
    </style:style>
    <style:style style:name="T19" style:family="text">
      <style:text-properties fo:color="#808080" style:font-name="Consolas" fo:font-size="9.5pt" style:font-size-asian="9.5pt" fo:background-color="#ffffff"/>
    </style:style>
    <style:style style:name="T20" style:family="text">
      <style:text-properties fo:color="#008080" style:font-name="Consolas" fo:font-size="9.5pt" style:font-size-asian="9.5pt" fo:background-color="#ffffff"/>
    </style:style>
    <style:style style:name="T21" style:family="text">
      <style:text-properties fo:color="#3333ff"/>
    </style:style>
    <style:style style:name="T22" style:family="text">
      <style:text-properties style:font-name="Consolas" fo:font-size="9.5pt" style:font-size-asian="9.5pt" fo:background-color="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ógica de Programação:</text:p>
      <text:p text:style-name="P1"/>
      <text:p text:style-name="P4">Conforme <text:span text:style-name="T1">Forbellone, Andre Luiz Villar </text:span>e<text:span text:style-name="T1"> Eberspacher, Henri Frederico </text:span>(2000) <text:span text:style-name="T2">ao depararmos com a palavra Lógica a primeira coisa que nos vem a mente é que se trata do ramo da matemática que dá coerência e racionalidade aos pensamentos, porém a lógica não está apenas ligada a matemática.</text:span></text:p>
      <text:p text:style-name="P4"/>
      <text:p text:style-name="P5">A lógica nos ajuda a organizar os pensamentos, proporcionando racionalidade e coerência, assim como na matemática determina as operações válidas e quais não são válidas, podemos utilizar a lógica como uma ferramenta para auxiliar no raciocínio e organização estrutural.</text:p>
      <text:p text:style-name="P1"/>
      <text:p text:style-name="P6">Exemplo em lógica:</text:p>
      <text:p text:style-name="P6"/>
      <text:p text:style-name="P6">O conjunto B pertence ao conjunto A;</text:p>
      <text:p text:style-name="P6">O conjunto C pertence ao conjunto B;</text:p>
      <text:p text:style-name="P6">Logo o conjunto C pertence ao conjunto A.</text:p>
      <text:p text:style-name="P6"/>
      <text:p text:style-name="P6">Exemplo de Lógica em C++:</text:p>
      <text:p text:style-name="P6"/>
      <text:p text:style-name="P6">int a, b, c;</text:p>
      <text:p text:style-name="P6">a = 10;</text:p>
      <text:p text:style-name="P6">b = a;</text:p>
      <text:p text:style-name="P6">c = b;</text:p>
      <text:p text:style-name="P6"/>
      <text:p text:style-name="P6">if (c == a){</text:p>
      <text:p text:style-name="P6">std::cout &lt;&lt;”A variável C é igual a variável A.”;</text:p>
      <text:p text:style-name="P6">}</text:p>
      <text:p text:style-name="P6"/>
      <text:p text:style-name="P7">A lógica objetiva uma estruturação formal, diferente da linguagem natural que pode haver estruturações não formais e ambiguidades, <text:span text:style-name="T3">com a finalidade de construir sequências de passos visando um objetivo bem definido de forma coerente e válido temos a lógica de programação.</text:span></text:p>
      <text:p text:style-name="P7"/>
      <text:p text:style-name="P8">Segundo <text:span text:style-name="T4">Cormen,Thomas H., Rivest,Ronald L., Leiserson,Charles E. </text:span>e<text:span text:style-name="T4"> Stein,Clifford </text:span>(2002) o Algoritmo <text:span text:style-name="T5">é qualquer conjunto de procedimentos bem definido de forma coerente e formal objetivando a solução de um problema conhecido, com entrada de dados, processamento e gerando resultados, descrevendo os procedimentos passo a passo de forma ordenada.</text:span></text:p>
      <text:p text:style-name="P8"/>
      <text:p text:style-name="P10">Suponha que uma empresa lhe contrate para desenvolver uma solução para calcular o resultado de uma equação do primeiro grau, sabendo que f(x) = ax + b e que os dados de entrada serão definidos pelo usuário:</text:p>
      <text:p text:style-name="P10"/>
      <text:p text:style-name="P15">Algoritmo:</text:p>
      <text:p text:style-name="P15"/>
      <text:p text:style-name="P16"><text:span text:style-name="T6">programa</text:span> EquaçãoPrimeiroGrau;</text:p>
      <text:p text:style-name="P16"/>
      <text:p text:style-name="P17">variáveis</text:p>
      <text:p text:style-name="P16"/>
      <text:p text:style-name="P19"><text:span text:style-name="T6">decimal </text:span><text:span text:style-name="T11">y, x, a, b;</text:span></text:p>
      <text:p text:style-name="P19"><text:span text:style-name="T10">carácter</text:span><text:span text:style-name="T11"> r;</text:span></text:p>
      <text:p text:style-name="P19"><text:span text:style-name="T11"/></text:p>
      <text:p text:style-name="P18">inicio</text:p>
      <text:p text:style-name="P19"><text:span text:style-name="T11"/></text:p>
      <text:p text:style-name="P19"><text:span text:style-name="T11"><text:tab/>escrever</text:span><text:span text:style-name="T21"> </text:span><text:span text:style-name="T11"><text:s/></text:span><text:span text:style-name="T20">&lt;&lt;</text:span><text:span text:style-name="T11"> </text:span><text:span text:style-name="T17">”Titulo: Calculadora para Equações do Primeiro Grau”</text:span><text:span text:style-name="T12"> </text:span><text:span text:style-name="T20">&lt;&lt;</text:span><text:span text:style-name="T12"> pulalinha;</text:span></text:p>
      <text:p text:style-name="P20"><text:soft-page-break/><text:span text:style-name="T12"><text:tab/></text:span><text:span text:style-name="T15">escrever</text:span><text:span text:style-name="T12"> </text:span><text:span text:style-name="T20">&lt;&lt;</text:span><text:span text:style-name="T12"> </text:span><text:span text:style-name="T17">"sabendo que y = ax + b, qual icognita deseja achar? (y, x, a, b): "</text:span><text:span text:style-name="T12">;</text:span></text:p>
      <text:p text:style-name="P20"><text:span text:style-name="T12"><text:tab/></text:span><text:span text:style-name="T15">ler</text:span><text:span text:style-name="T12"> </text:span><text:span text:style-name="T20">&gt;&gt;</text:span><text:span text:style-name="T12"> r;</text:span></text:p>
      <text:p text:style-name="P13"/>
      <text:p text:style-name="P20"><text:span text:style-name="T12"><text:tab/></text:span><text:span text:style-name="T8">alternar</text:span><text:span text:style-name="T12"> (r)</text:span></text:p>
      <text:p text:style-name="P13"/>
      <text:p text:style-name="P20"><text:span text:style-name="T12"><text:tab/></text:span><text:span text:style-name="T7">cas</text:span><text:span text:style-name="T8">o</text:span><text:span text:style-name="T12"> </text:span><text:span text:style-name="T17">'Y'</text:span><text:span text:style-name="T12">:</text:span></text:p>
      <text:p text:style-name="P20"><text:span text:style-name="T12"><text:tab/></text:span><text:span text:style-name="T7">cas</text:span><text:span text:style-name="T8">o</text:span><text:span text:style-name="T12"> </text:span><text:span text:style-name="T17">'y'</text:span><text:span text:style-name="T12">:</text:span></text:p>
      <text:p text:style-name="P20"><text:span text:style-name="T12"><text:tab/><text:tab/></text:span><text:span text:style-name="T15">escrever</text:span><text:span text:style-name="T12"> </text:span><text:span text:style-name="T20">&lt;&lt;</text:span><text:span text:style-name="T12"> </text:span><text:span text:style-name="T15">pulalinha</text:span><text:span text:style-name="T12"> </text:span><text:span text:style-name="T20">&lt;&lt;</text:span><text:span text:style-name="T12"> </text:span><text:span text:style-name="T17">"Digine o valor de a: "</text:span><text:span text:style-name="T12">;</text:span></text:p>
      <text:p text:style-name="P20"><text:span text:style-name="T12"><text:tab/><text:tab/></text:span><text:span text:style-name="T15">ler</text:span><text:span text:style-name="T12"> </text:span><text:span text:style-name="T20">&gt;&gt;</text:span><text:span text:style-name="T12"> a;</text:span></text:p>
      <text:p text:style-name="P20"><text:span text:style-name="T12"><text:tab/><text:tab/></text:span><text:span text:style-name="T15">escrever</text:span><text:span text:style-name="T12"> </text:span><text:span text:style-name="T20">&lt;&lt;</text:span><text:span text:style-name="T12"> </text:span><text:span text:style-name="T15">pulalinha</text:span><text:span text:style-name="T12"> </text:span><text:span text:style-name="T20">&lt;&lt;</text:span><text:span text:style-name="T12"> </text:span><text:span text:style-name="T17">"Digine o valor de x: "</text:span><text:span text:style-name="T12">;</text:span></text:p>
      <text:p text:style-name="P20"><text:span text:style-name="T12"><text:tab/><text:tab/></text:span><text:span text:style-name="T15">ler</text:span><text:span text:style-name="T12"> </text:span><text:span text:style-name="T20">&gt;&gt;</text:span><text:span text:style-name="T12"> x;</text:span></text:p>
      <text:p text:style-name="P20"><text:span text:style-name="T12"><text:tab/><text:tab/></text:span><text:span text:style-name="T15">escrever</text:span><text:span text:style-name="T12"> </text:span><text:span text:style-name="T20">&lt;&lt;</text:span><text:span text:style-name="T12"> </text:span><text:span text:style-name="T15">pulalinha</text:span><text:span text:style-name="T12"> </text:span><text:span text:style-name="T20">&lt;&lt;</text:span><text:span text:style-name="T12"> </text:span><text:span text:style-name="T17">"Digine o valor de b: "</text:span><text:span text:style-name="T12">;</text:span></text:p>
      <text:p text:style-name="P20"><text:span text:style-name="T12"><text:tab/><text:tab/></text:span><text:span text:style-name="T15">ler</text:span><text:span text:style-name="T12"> </text:span><text:span text:style-name="T20">&gt;&gt;</text:span><text:span text:style-name="T12"> b;</text:span></text:p>
      <text:p text:style-name="P20"><text:span text:style-name="T12"><text:tab/><text:tab/>y = (a*x) + b;</text:span></text:p>
      <text:p text:style-name="P20"><text:span text:style-name="T12"><text:tab/><text:tab/></text:span><text:span text:style-name="T15">escrever</text:span><text:span text:style-name="T12"> </text:span><text:span text:style-name="T20">&lt;&lt;</text:span><text:span text:style-name="T12"> </text:span><text:span text:style-name="T15">pulalinha</text:span><text:span text:style-name="T12"> </text:span><text:span text:style-name="T20">&lt;&lt;</text:span><text:span text:style-name="T12"> </text:span><text:span text:style-name="T17">"y = "</text:span><text:span text:style-name="T12"> </text:span><text:span text:style-name="T20">&lt;&lt;</text:span><text:span text:style-name="T12"> y </text:span><text:span text:style-name="T20">&lt;&lt;</text:span><text:span text:style-name="T12"> </text:span><text:span text:style-name="T15">pulalinha</text:span><text:span text:style-name="T12"> </text:span><text:span text:style-name="T20">&lt;&lt;</text:span><text:span text:style-name="T12"> </text:span><text:span text:style-name="T15">pulalinha</text:span><text:span text:style-name="T12">;</text:span></text:p>
      <text:p text:style-name="P20"><text:span text:style-name="T12"><text:tab/><text:tab/></text:span><text:span text:style-name="T8">parar</text:span><text:span text:style-name="T12">;</text:span></text:p>
      <text:p text:style-name="P13"/>
      <text:p text:style-name="P20"><text:span text:style-name="T12"><text:tab/></text:span><text:span text:style-name="T7">cas</text:span><text:span text:style-name="T8">o</text:span><text:span text:style-name="T12"> </text:span><text:span text:style-name="T17">'X'</text:span><text:span text:style-name="T12">:</text:span></text:p>
      <text:p text:style-name="P20"><text:span text:style-name="T12"><text:tab/></text:span><text:span text:style-name="T7">cas</text:span><text:span text:style-name="T8">o</text:span><text:span text:style-name="T12"> </text:span><text:span text:style-name="T17">'x'</text:span><text:span text:style-name="T12">:</text:span></text:p>
      <text:p text:style-name="P20"><text:span text:style-name="T12"><text:tab/><text:tab/></text:span><text:span text:style-name="T15">escrever</text:span><text:span text:style-name="T12"> </text:span><text:span text:style-name="T20">&lt;&lt;</text:span><text:span text:style-name="T12"> </text:span><text:span text:style-name="T15">pulalinha</text:span><text:span text:style-name="T12"> </text:span><text:span text:style-name="T20">&lt;&lt;</text:span><text:span text:style-name="T12"> </text:span><text:span text:style-name="T17">"Digine o valor de y: "</text:span><text:span text:style-name="T12">;</text:span></text:p>
      <text:p text:style-name="P20"><text:span text:style-name="T12"><text:tab/><text:tab/></text:span><text:span text:style-name="T15">ler</text:span><text:span text:style-name="T12"> </text:span><text:span text:style-name="T20">&gt;&gt;</text:span><text:span text:style-name="T12"> y;</text:span></text:p>
      <text:p text:style-name="P20"><text:span text:style-name="T12"><text:tab/><text:tab/></text:span><text:span text:style-name="T15">escrever</text:span><text:span text:style-name="T12"> </text:span><text:span text:style-name="T20">&lt;&lt;</text:span><text:span text:style-name="T12"> </text:span><text:span text:style-name="T15">pulalinha</text:span><text:span text:style-name="T12"> </text:span><text:span text:style-name="T20">&lt;&lt;</text:span><text:span text:style-name="T12"> </text:span><text:span text:style-name="T17">"Digine o valor de a: "</text:span><text:span text:style-name="T12">;</text:span></text:p>
      <text:p text:style-name="P20"><text:span text:style-name="T12"><text:tab/><text:tab/></text:span><text:span text:style-name="T15">ler</text:span><text:span text:style-name="T12"> </text:span><text:span text:style-name="T20">&gt;&gt;</text:span><text:span text:style-name="T12"> a;</text:span></text:p>
      <text:p text:style-name="P20"><text:span text:style-name="T12"><text:tab/><text:tab/></text:span><text:span text:style-name="T15">escrever</text:span><text:span text:style-name="T12"> </text:span><text:span text:style-name="T20">&lt;&lt;</text:span><text:span text:style-name="T12"> </text:span><text:span text:style-name="T15">pulalinha</text:span><text:span text:style-name="T12"> </text:span><text:span text:style-name="T20">&lt;&lt;</text:span><text:span text:style-name="T12"> </text:span><text:span text:style-name="T17">"Digine o valor de b: "</text:span><text:span text:style-name="T12">;</text:span></text:p>
      <text:p text:style-name="P20"><text:span text:style-name="T12"><text:tab/><text:tab/></text:span><text:span text:style-name="T15">ler</text:span><text:span text:style-name="T12"> </text:span><text:span text:style-name="T20">&gt;&gt;</text:span><text:span text:style-name="T12"> b;</text:span></text:p>
      <text:p text:style-name="P20"><text:span text:style-name="T12"><text:tab/><text:tab/>x = (b + y) / a;</text:span></text:p>
      <text:p text:style-name="P20"><text:span text:style-name="T12"><text:tab/><text:tab/></text:span><text:span text:style-name="T15">escrever</text:span><text:span text:style-name="T12"> </text:span><text:span text:style-name="T20">&lt;&lt;</text:span><text:span text:style-name="T12"> </text:span><text:span text:style-name="T15">pulalinha</text:span><text:span text:style-name="T12"> </text:span><text:span text:style-name="T20">&lt;&lt;</text:span><text:span text:style-name="T12"> </text:span><text:span text:style-name="T17">"x = "</text:span><text:span text:style-name="T12"> </text:span><text:span text:style-name="T20">&lt;&lt;</text:span><text:span text:style-name="T12"> x </text:span><text:span text:style-name="T20">&lt;&lt;</text:span><text:span text:style-name="T12"> </text:span><text:span text:style-name="T15">pulalinha</text:span><text:span text:style-name="T12"> </text:span><text:span text:style-name="T20">&lt;&lt;</text:span><text:span text:style-name="T12"> </text:span><text:span text:style-name="T15">pulalinha</text:span><text:span text:style-name="T12">;</text:span></text:p>
      <text:p text:style-name="P20"><text:span text:style-name="T12"><text:tab/><text:tab/></text:span><text:span text:style-name="T8">parar</text:span><text:span text:style-name="T12">;</text:span></text:p>
      <text:p text:style-name="P13"/>
      <text:p text:style-name="P20"><text:span text:style-name="T12"><text:tab/></text:span><text:span text:style-name="T7">cas</text:span><text:span text:style-name="T8">o</text:span><text:span text:style-name="T12"> </text:span><text:span text:style-name="T17">'A'</text:span><text:span text:style-name="T12">:</text:span></text:p>
      <text:p text:style-name="P20"><text:span text:style-name="T12"><text:tab/></text:span><text:span text:style-name="T7">cas</text:span><text:span text:style-name="T8">o</text:span><text:span text:style-name="T12"> </text:span><text:span text:style-name="T17">'a'</text:span><text:span text:style-name="T12">:</text:span></text:p>
      <text:p text:style-name="P20"><text:span text:style-name="T12"><text:tab/><text:tab/></text:span><text:span text:style-name="T15">escrever</text:span><text:span text:style-name="T12"> </text:span><text:span text:style-name="T20">&lt;&lt;</text:span><text:span text:style-name="T12"> </text:span><text:span text:style-name="T15">pulalinha</text:span><text:span text:style-name="T12"> </text:span><text:span text:style-name="T20">&lt;&lt;</text:span><text:span text:style-name="T12"> </text:span><text:span text:style-name="T17">"Digine o valor de y: "</text:span><text:span text:style-name="T12">;</text:span></text:p>
      <text:p text:style-name="P20"><text:span text:style-name="T12"><text:tab/><text:tab/></text:span><text:span text:style-name="T15">ler</text:span><text:span text:style-name="T12"> </text:span><text:span text:style-name="T20">&gt;&gt;</text:span><text:span text:style-name="T12"> y;</text:span></text:p>
      <text:p text:style-name="P20"><text:span text:style-name="T12"><text:tab/><text:tab/></text:span><text:span text:style-name="T15">escrever</text:span><text:span text:style-name="T12"> </text:span><text:span text:style-name="T20">&lt;&lt;</text:span><text:span text:style-name="T12"> </text:span><text:span text:style-name="T15">pulalinha</text:span><text:span text:style-name="T12"> </text:span><text:span text:style-name="T20">&lt;&lt;</text:span><text:span text:style-name="T12"> </text:span><text:span text:style-name="T17">"Digine o valor de x: "</text:span><text:span text:style-name="T12">;</text:span></text:p>
      <text:p text:style-name="P20"><text:span text:style-name="T12"><text:tab/><text:tab/></text:span><text:span text:style-name="T15">ler</text:span><text:span text:style-name="T12"> </text:span><text:span text:style-name="T20">&gt;&gt;</text:span><text:span text:style-name="T12"> x;</text:span></text:p>
      <text:p text:style-name="P20"><text:span text:style-name="T12"><text:tab/><text:tab/></text:span><text:span text:style-name="T15">escrever</text:span><text:span text:style-name="T12"> </text:span><text:span text:style-name="T20">&lt;&lt;</text:span><text:span text:style-name="T12"> </text:span><text:span text:style-name="T15">pulalinha</text:span><text:span text:style-name="T12"> </text:span><text:span text:style-name="T20">&lt;&lt;</text:span><text:span text:style-name="T12"> </text:span><text:span text:style-name="T17">"Digine o valor de b: "</text:span><text:span text:style-name="T12">;</text:span></text:p>
      <text:p text:style-name="P20"><text:span text:style-name="T12"><text:tab/><text:tab/></text:span><text:span text:style-name="T15">ler</text:span><text:span text:style-name="T12"> </text:span><text:span text:style-name="T20">&gt;&gt;</text:span><text:span text:style-name="T12"> b;</text:span></text:p>
      <text:p text:style-name="P20"><text:span text:style-name="T12"><text:tab/><text:tab/>a = (b + y) / x;</text:span></text:p>
      <text:p text:style-name="P20"><text:span text:style-name="T12"><text:tab/><text:tab/></text:span><text:span text:style-name="T15">escrever</text:span><text:span text:style-name="T12"> </text:span><text:span text:style-name="T20">&lt;&lt;</text:span><text:span text:style-name="T12"> </text:span><text:span text:style-name="T15">pulalinha</text:span><text:span text:style-name="T12"> </text:span><text:span text:style-name="T20">&lt;&lt;</text:span><text:span text:style-name="T12"> </text:span><text:span text:style-name="T17">"O valor de y = "</text:span><text:span text:style-name="T12"> </text:span><text:span text:style-name="T20">&lt;&lt;</text:span><text:span text:style-name="T12"> y </text:span><text:span text:style-name="T20">&lt;&lt;</text:span><text:span text:style-name="T12"> </text:span><text:span text:style-name="T15">pulalinha</text:span><text:span text:style-name="T12"> </text:span><text:span text:style-name="T20">&lt;&lt;</text:span><text:span text:style-name="T12"> </text:span><text:span text:style-name="T15">pulalinha</text:span><text:span text:style-name="T12">;</text:span></text:p>
      <text:p text:style-name="P20"><text:span text:style-name="T12"><text:tab/><text:tab/></text:span><text:span text:style-name="T8">parar</text:span><text:span text:style-name="T12">;</text:span></text:p>
      <text:p text:style-name="P13"/>
      <text:p text:style-name="P20"><text:span text:style-name="T12"><text:tab/></text:span><text:span text:style-name="T7">cas</text:span><text:span text:style-name="T8">o</text:span><text:span text:style-name="T12"> </text:span><text:span text:style-name="T17">'B'</text:span><text:span text:style-name="T12">:</text:span></text:p>
      <text:p text:style-name="P20"><text:span text:style-name="T12"><text:tab/></text:span><text:span text:style-name="T7">cas</text:span><text:span text:style-name="T8">o</text:span><text:span text:style-name="T12"> </text:span><text:span text:style-name="T17">'b'</text:span><text:span text:style-name="T12">:</text:span></text:p>
      <text:p text:style-name="P20"><text:span text:style-name="T12"><text:tab/><text:tab/></text:span><text:span text:style-name="T16">escrever</text:span><text:span text:style-name="T12"> </text:span><text:span text:style-name="T20">&lt;&lt;</text:span><text:span text:style-name="T12"> </text:span><text:span text:style-name="T15">pulalinha</text:span><text:span text:style-name="T12"> </text:span><text:span text:style-name="T20">&lt;&lt;</text:span><text:span text:style-name="T12"> </text:span><text:span text:style-name="T17">"Digine o valor de y: "</text:span><text:span text:style-name="T12">;</text:span></text:p>
      <text:p text:style-name="P20"><text:span text:style-name="T12"><text:tab/><text:tab/></text:span><text:span text:style-name="T16">ler</text:span><text:span text:style-name="T12"> </text:span><text:span text:style-name="T20">&gt;&gt;</text:span><text:span text:style-name="T12"> y;</text:span></text:p>
      <text:p text:style-name="P20"><text:span text:style-name="T12"><text:tab/><text:tab/></text:span><text:span text:style-name="T16">escrever</text:span><text:span text:style-name="T12"> </text:span><text:span text:style-name="T20">&lt;&lt;</text:span><text:span text:style-name="T12"> </text:span><text:span text:style-name="T15">pulalinha</text:span><text:span text:style-name="T12"> </text:span><text:span text:style-name="T20">&lt;&lt;</text:span><text:span text:style-name="T12"> </text:span><text:span text:style-name="T17">"Digine o valor de a: "</text:span><text:span text:style-name="T12">;</text:span></text:p>
      <text:p text:style-name="P20"><text:span text:style-name="T12"><text:tab/><text:tab/></text:span><text:span text:style-name="T16">ler</text:span><text:span text:style-name="T12"> </text:span><text:span text:style-name="T20">&gt;&gt;</text:span><text:span text:style-name="T12"> a;</text:span></text:p>
      <text:p text:style-name="P20"><text:span text:style-name="T12"><text:tab/><text:tab/></text:span><text:span text:style-name="T16">escrever</text:span><text:span text:style-name="T12"> </text:span><text:span text:style-name="T20">&lt;&lt;</text:span><text:span text:style-name="T12"> </text:span><text:span text:style-name="T15">pulalinha</text:span><text:span text:style-name="T12"> </text:span><text:span text:style-name="T20">&lt;&lt;</text:span><text:span text:style-name="T12"> </text:span><text:span text:style-name="T17">"Digine o valor de x: "</text:span><text:span text:style-name="T12">;</text:span></text:p>
      <text:p text:style-name="P20"><text:span text:style-name="T12"><text:tab/><text:tab/></text:span><text:span text:style-name="T16">ler</text:span><text:span text:style-name="T12"> </text:span><text:span text:style-name="T20">&gt;&gt;</text:span><text:span text:style-name="T12"> x;</text:span></text:p>
      <text:p text:style-name="P20"><text:span text:style-name="T12"><text:tab/><text:tab/>b = y - (a*x);</text:span></text:p>
      <text:p text:style-name="P20"><text:span text:style-name="T12"><text:tab/><text:tab/></text:span><text:span text:style-name="T16">escrever</text:span><text:span text:style-name="T12"> </text:span><text:span text:style-name="T20">&lt;&lt;</text:span><text:span text:style-name="T12"> </text:span><text:span text:style-name="T15">pulalinha</text:span><text:span text:style-name="T12"> </text:span><text:span text:style-name="T20">&lt;&lt;</text:span><text:span text:style-name="T12"> </text:span><text:span text:style-name="T17">"b = "</text:span><text:span text:style-name="T12"> </text:span><text:span text:style-name="T20">&lt;&lt;</text:span><text:span text:style-name="T12"> y </text:span><text:span text:style-name="T20">&lt;&lt;</text:span><text:span text:style-name="T12"> </text:span><text:span text:style-name="T15">pulalinha</text:span><text:span text:style-name="T12"> </text:span><text:span text:style-name="T20">&lt;&lt;</text:span><text:span text:style-name="T12"> </text:span><text:span text:style-name="T15">pulalinha</text:span><text:span text:style-name="T12">;</text:span></text:p>
      <text:p text:style-name="P20"><text:span text:style-name="T12"><text:tab/><text:tab/></text:span><text:span text:style-name="T8">parar</text:span><text:span text:style-name="T12">;</text:span></text:p>
      <text:p text:style-name="P20"><text:span text:style-name="T12"><text:tab/></text:span></text:p>
      <text:p text:style-name="P13"/>
      <text:p text:style-name="P18"><text:span text:style-name="T22">fim</text:span></text:p>
      <text:p text:style-name="P10"/>
      <text:p text:style-name="P11">C++:</text:p>
      <text:p text:style-name="Standard"><text:span text:style-name="T18"/></text:p>
      <text:p text:style-name="Standard"><text:span text:style-name="T7">#include</text:span><text:span text:style-name="T12"> </text:span><text:span text:style-name="T17">&lt;iostream&gt;</text:span></text:p>
      <text:p text:style-name="P12"/>
      <text:p text:style-name="Standard"><text:span text:style-name="T7">using</text:span><text:span text:style-name="T12"> </text:span><text:span text:style-name="T7">namespace</text:span><text:span text:style-name="T12"> std;</text:span></text:p>
      <text:p text:style-name="P12"/>
      <text:p text:style-name="Standard"><text:span text:style-name="T7">int</text:span><text:span text:style-name="T12"> main(</text:span><text:span text:style-name="T7">int</text:span><text:span text:style-name="T12"> </text:span><text:span text:style-name="T19">argc</text:span><text:span text:style-name="T12">, </text:span><text:span text:style-name="T7">char</text:span><text:span text:style-name="T12">** </text:span><text:span text:style-name="T19">argv</text:span><text:span text:style-name="T12">) {</text:span></text:p>
      <text:p text:style-name="P12"/>
      <text:p text:style-name="Standard"><text:soft-page-break/><text:span text:style-name="T12"><text:tab/></text:span><text:span text:style-name="T7">float</text:span><text:span text:style-name="T12"> y, x, a, b;</text:span></text:p>
      <text:p text:style-name="Standard"><text:span text:style-name="T12"><text:tab/></text:span><text:span text:style-name="T7">char</text:span><text:span text:style-name="T12"> r;</text:span></text:p>
      <text:p text:style-name="P12"/>
      <text:p text:style-name="Standard"><text:span text:style-name="T12"><text:tab/>cout </text:span><text:span text:style-name="T20">&lt;&lt;</text:span><text:span text:style-name="T12"> </text:span><text:span text:style-name="T17">"Titulo: Calculadora para Equações do Primeiro Grau"</text:span><text:span text:style-name="T12"> </text:span><text:span text:style-name="T20">&lt;&lt;</text:span><text:span text:style-name="T12"> endl </text:span><text:span text:style-name="T20">&lt;&lt;</text:span><text:span text:style-name="T12"> endl;</text:span></text:p>
      <text:p text:style-name="Standard"><text:span text:style-name="T12"><text:tab/>cout </text:span><text:span text:style-name="T20">&lt;&lt;</text:span><text:span text:style-name="T12"> </text:span><text:span text:style-name="T17">"sabendo que y = ax + b, qual icognita deseja achar? (y, x, a, b): "</text:span><text:span text:style-name="T12">;</text:span></text:p>
      <text:p text:style-name="Standard"><text:span text:style-name="T12"><text:tab/>cin </text:span><text:span text:style-name="T20">&gt;&gt;</text:span><text:span text:style-name="T12"> r;</text:span></text:p>
      <text:p text:style-name="P12"/>
      <text:p text:style-name="Standard"><text:span text:style-name="T12"><text:tab/></text:span><text:span text:style-name="T7">switch</text:span><text:span text:style-name="T12"> (r) {</text:span></text:p>
      <text:p text:style-name="P12"/>
      <text:p text:style-name="Standard"><text:span text:style-name="T12"><text:tab/></text:span><text:span text:style-name="T7">case</text:span><text:span text:style-name="T12"> </text:span><text:span text:style-name="T17">'Y'</text:span><text:span text:style-name="T12">:</text:span></text:p>
      <text:p text:style-name="Standard"><text:span text:style-name="T12"><text:tab/></text:span><text:span text:style-name="T7">case</text:span><text:span text:style-name="T12"> </text:span><text:span text:style-name="T17">'y'</text:span><text:span text:style-name="T12">:</text:span></text:p>
      <text:p text:style-name="Standard"><text:span text:style-name="T12"><text:tab/><text:tab/>cout </text:span><text:span text:style-name="T20">&lt;&lt;</text:span><text:span text:style-name="T12"> endl </text:span><text:span text:style-name="T20">&lt;&lt;</text:span><text:span text:style-name="T12"> </text:span><text:span text:style-name="T17">"Digine o valor de a: "</text:span><text:span text:style-name="T12">;</text:span></text:p>
      <text:p text:style-name="Standard"><text:span text:style-name="T12"><text:tab/><text:tab/>cin </text:span><text:span text:style-name="T20">&gt;&gt;</text:span><text:span text:style-name="T12"> a;</text:span></text:p>
      <text:p text:style-name="Standard"><text:span text:style-name="T12"><text:tab/><text:tab/>cout </text:span><text:span text:style-name="T20">&lt;&lt;</text:span><text:span text:style-name="T12"> endl </text:span><text:span text:style-name="T20">&lt;&lt;</text:span><text:span text:style-name="T12"> </text:span><text:span text:style-name="T17">"Digine o valor de x: "</text:span><text:span text:style-name="T12">;</text:span></text:p>
      <text:p text:style-name="Standard"><text:span text:style-name="T12"><text:tab/><text:tab/>cin </text:span><text:span text:style-name="T20">&gt;&gt;</text:span><text:span text:style-name="T12"> x;</text:span></text:p>
      <text:p text:style-name="Standard"><text:span text:style-name="T12"><text:tab/><text:tab/>cout </text:span><text:span text:style-name="T20">&lt;&lt;</text:span><text:span text:style-name="T12"> endl </text:span><text:span text:style-name="T20">&lt;&lt;</text:span><text:span text:style-name="T12"> </text:span><text:span text:style-name="T17">"Digine o valor de b: "</text:span><text:span text:style-name="T12">;</text:span></text:p>
      <text:p text:style-name="Standard"><text:span text:style-name="T12"><text:tab/><text:tab/>cin </text:span><text:span text:style-name="T20">&gt;&gt;</text:span><text:span text:style-name="T12"> b;</text:span></text:p>
      <text:p text:style-name="Standard"><text:span text:style-name="T12"><text:tab/><text:tab/>y = (a*x) + b;</text:span></text:p>
      <text:p text:style-name="Standard"><text:span text:style-name="T12"><text:tab/><text:tab/>cout </text:span><text:span text:style-name="T20">&lt;&lt;</text:span><text:span text:style-name="T12"> endl </text:span><text:span text:style-name="T20">&lt;&lt;</text:span><text:span text:style-name="T12"> </text:span><text:span text:style-name="T17">"y = "</text:span><text:span text:style-name="T12"> </text:span><text:span text:style-name="T20">&lt;&lt;</text:span><text:span text:style-name="T12"> y </text:span><text:span text:style-name="T20">&lt;&lt;</text:span><text:span text:style-name="T12"> endl </text:span><text:span text:style-name="T20">&lt;&lt;</text:span><text:span text:style-name="T12"> endl;</text:span></text:p>
      <text:p text:style-name="Standard"><text:span text:style-name="T12"><text:tab/><text:tab/></text:span><text:span text:style-name="T7">break</text:span><text:span text:style-name="T12">;</text:span></text:p>
      <text:p text:style-name="P12"/>
      <text:p text:style-name="Standard"><text:span text:style-name="T12"><text:tab/></text:span><text:span text:style-name="T7">case</text:span><text:span text:style-name="T12"> </text:span><text:span text:style-name="T17">'X'</text:span><text:span text:style-name="T12">:</text:span></text:p>
      <text:p text:style-name="Standard"><text:span text:style-name="T12"><text:tab/></text:span><text:span text:style-name="T7">case</text:span><text:span text:style-name="T12"> </text:span><text:span text:style-name="T17">'x'</text:span><text:span text:style-name="T12">:</text:span></text:p>
      <text:p text:style-name="Standard"><text:span text:style-name="T12"><text:tab/><text:tab/>cout </text:span><text:span text:style-name="T20">&lt;&lt;</text:span><text:span text:style-name="T12"> endl </text:span><text:span text:style-name="T20">&lt;&lt;</text:span><text:span text:style-name="T12"> </text:span><text:span text:style-name="T17">"Digine o valor de y: "</text:span><text:span text:style-name="T12">;</text:span></text:p>
      <text:p text:style-name="Standard"><text:span text:style-name="T12"><text:tab/><text:tab/>cin </text:span><text:span text:style-name="T20">&gt;&gt;</text:span><text:span text:style-name="T12"> y;</text:span></text:p>
      <text:p text:style-name="Standard"><text:span text:style-name="T12"><text:tab/><text:tab/>cout </text:span><text:span text:style-name="T20">&lt;&lt;</text:span><text:span text:style-name="T12"> endl </text:span><text:span text:style-name="T20">&lt;&lt;</text:span><text:span text:style-name="T12"> </text:span><text:span text:style-name="T17">"Digine o valor de a: "</text:span><text:span text:style-name="T12">;</text:span></text:p>
      <text:p text:style-name="Standard"><text:span text:style-name="T12"><text:tab/><text:tab/>cin </text:span><text:span text:style-name="T20">&gt;&gt;</text:span><text:span text:style-name="T12"> a;</text:span></text:p>
      <text:p text:style-name="Standard"><text:span text:style-name="T12"><text:tab/><text:tab/>cout </text:span><text:span text:style-name="T20">&lt;&lt;</text:span><text:span text:style-name="T12"> endl </text:span><text:span text:style-name="T20">&lt;&lt;</text:span><text:span text:style-name="T12"> </text:span><text:span text:style-name="T17">"Digine o valor de b: "</text:span><text:span text:style-name="T12">;</text:span></text:p>
      <text:p text:style-name="Standard"><text:span text:style-name="T12"><text:tab/><text:tab/>cin </text:span><text:span text:style-name="T20">&gt;&gt;</text:span><text:span text:style-name="T12"> b;</text:span></text:p>
      <text:p text:style-name="Standard"><text:span text:style-name="T12"><text:tab/><text:tab/>x = (b + y) / a;</text:span></text:p>
      <text:p text:style-name="Standard"><text:span text:style-name="T12"><text:tab/><text:tab/>cout </text:span><text:span text:style-name="T20">&lt;&lt;</text:span><text:span text:style-name="T12"> endl </text:span><text:span text:style-name="T20">&lt;&lt;</text:span><text:span text:style-name="T12"> </text:span><text:span text:style-name="T17">"x = "</text:span><text:span text:style-name="T12"> </text:span><text:span text:style-name="T20">&lt;&lt;</text:span><text:span text:style-name="T12"> x </text:span><text:span text:style-name="T20">&lt;&lt;</text:span><text:span text:style-name="T12"> endl </text:span><text:span text:style-name="T20">&lt;&lt;</text:span><text:span text:style-name="T12"> endl;</text:span></text:p>
      <text:p text:style-name="Standard"><text:span text:style-name="T12"><text:tab/><text:tab/></text:span><text:span text:style-name="T7">break</text:span><text:span text:style-name="T12">;</text:span></text:p>
      <text:p text:style-name="P12"/>
      <text:p text:style-name="Standard"><text:span text:style-name="T12"><text:tab/></text:span><text:span text:style-name="T7">case</text:span><text:span text:style-name="T12"> </text:span><text:span text:style-name="T17">'A'</text:span><text:span text:style-name="T12">:</text:span></text:p>
      <text:p text:style-name="Standard"><text:span text:style-name="T12"><text:tab/></text:span><text:span text:style-name="T7">case</text:span><text:span text:style-name="T12"> </text:span><text:span text:style-name="T17">'a'</text:span><text:span text:style-name="T12">:</text:span></text:p>
      <text:p text:style-name="Standard"><text:span text:style-name="T12"><text:tab/><text:tab/>cout </text:span><text:span text:style-name="T20">&lt;&lt;</text:span><text:span text:style-name="T12"> endl </text:span><text:span text:style-name="T20">&lt;&lt;</text:span><text:span text:style-name="T12"> </text:span><text:span text:style-name="T17">"Digine o valor de y: "</text:span><text:span text:style-name="T12">;</text:span></text:p>
      <text:p text:style-name="Standard"><text:span text:style-name="T12"><text:tab/><text:tab/>cin </text:span><text:span text:style-name="T20">&gt;&gt;</text:span><text:span text:style-name="T12"> y;</text:span></text:p>
      <text:p text:style-name="Standard"><text:span text:style-name="T12"><text:tab/><text:tab/>cout </text:span><text:span text:style-name="T20">&lt;&lt;</text:span><text:span text:style-name="T12"> endl </text:span><text:span text:style-name="T20">&lt;&lt;</text:span><text:span text:style-name="T12"> </text:span><text:span text:style-name="T17">"Digine o valor de x: "</text:span><text:span text:style-name="T12">;</text:span></text:p>
      <text:p text:style-name="Standard"><text:span text:style-name="T12"><text:tab/><text:tab/>cin </text:span><text:span text:style-name="T20">&gt;&gt;</text:span><text:span text:style-name="T12"> x;</text:span></text:p>
      <text:p text:style-name="Standard"><text:span text:style-name="T12"><text:tab/><text:tab/>cout </text:span><text:span text:style-name="T20">&lt;&lt;</text:span><text:span text:style-name="T12"> endl </text:span><text:span text:style-name="T20">&lt;&lt;</text:span><text:span text:style-name="T12"> </text:span><text:span text:style-name="T17">"Digine o valor de b: "</text:span><text:span text:style-name="T12">;</text:span></text:p>
      <text:p text:style-name="Standard"><text:span text:style-name="T12"><text:tab/><text:tab/>cin </text:span><text:span text:style-name="T20">&gt;&gt;</text:span><text:span text:style-name="T12"> b;</text:span></text:p>
      <text:p text:style-name="Standard"><text:span text:style-name="T12"><text:tab/><text:tab/>a = (b + y) / x;</text:span></text:p>
      <text:p text:style-name="Standard"><text:span text:style-name="T12"><text:tab/><text:tab/>cout </text:span><text:span text:style-name="T20">&lt;&lt;</text:span><text:span text:style-name="T12"> endl </text:span><text:span text:style-name="T20">&lt;&lt;</text:span><text:span text:style-name="T12"> </text:span><text:span text:style-name="T17">"O valor de y = "</text:span><text:span text:style-name="T12"> </text:span><text:span text:style-name="T20">&lt;&lt;</text:span><text:span text:style-name="T12"> y </text:span><text:span text:style-name="T20">&lt;&lt;</text:span><text:span text:style-name="T12"> endl </text:span><text:span text:style-name="T20">&lt;&lt;</text:span><text:span text:style-name="T12"> endl;</text:span></text:p>
      <text:p text:style-name="Standard"><text:span text:style-name="T12"><text:tab/><text:tab/></text:span><text:span text:style-name="T7">break</text:span><text:span text:style-name="T12">;</text:span></text:p>
      <text:p text:style-name="P12"/>
      <text:p text:style-name="Standard"><text:span text:style-name="T12"><text:tab/></text:span><text:span text:style-name="T7">case</text:span><text:span text:style-name="T12"> </text:span><text:span text:style-name="T17">'B'</text:span><text:span text:style-name="T12">:</text:span></text:p>
      <text:p text:style-name="Standard"><text:span text:style-name="T12"><text:tab/></text:span><text:span text:style-name="T7">case</text:span><text:span text:style-name="T12"> </text:span><text:span text:style-name="T17">'b'</text:span><text:span text:style-name="T12">:</text:span></text:p>
      <text:p text:style-name="Standard"><text:span text:style-name="T12"><text:tab/><text:tab/>cout </text:span><text:span text:style-name="T20">&lt;&lt;</text:span><text:span text:style-name="T12"> endl </text:span><text:span text:style-name="T20">&lt;&lt;</text:span><text:span text:style-name="T12"> </text:span><text:span text:style-name="T17">"Digine o valor de y: "</text:span><text:span text:style-name="T12">;</text:span></text:p>
      <text:p text:style-name="Standard"><text:span text:style-name="T12"><text:tab/><text:tab/>cin </text:span><text:span text:style-name="T20">&gt;&gt;</text:span><text:span text:style-name="T12"> y;</text:span></text:p>
      <text:p text:style-name="Standard"><text:span text:style-name="T12"><text:tab/><text:tab/>cout </text:span><text:span text:style-name="T20">&lt;&lt;</text:span><text:span text:style-name="T12"> endl </text:span><text:span text:style-name="T20">&lt;&lt;</text:span><text:span text:style-name="T12"> </text:span><text:span text:style-name="T17">"Digine o valor de a: "</text:span><text:span text:style-name="T12">;</text:span></text:p>
      <text:p text:style-name="Standard"><text:span text:style-name="T12"><text:tab/><text:tab/>cin </text:span><text:span text:style-name="T20">&gt;&gt;</text:span><text:span text:style-name="T12"> a;</text:span></text:p>
      <text:p text:style-name="Standard"><text:span text:style-name="T12"><text:tab/><text:tab/>cout </text:span><text:span text:style-name="T20">&lt;&lt;</text:span><text:span text:style-name="T12"> endl </text:span><text:span text:style-name="T20">&lt;&lt;</text:span><text:span text:style-name="T12"> </text:span><text:span text:style-name="T17">"Digine o valor de x: "</text:span><text:span text:style-name="T12">;</text:span></text:p>
      <text:p text:style-name="Standard"><text:span text:style-name="T12"><text:tab/><text:tab/>cin </text:span><text:span text:style-name="T20">&gt;&gt;</text:span><text:span text:style-name="T12"> x;</text:span></text:p>
      <text:p text:style-name="Standard"><text:span text:style-name="T12"><text:tab/><text:tab/>b = y - (a*x);</text:span></text:p>
      <text:p text:style-name="Standard"><text:span text:style-name="T12"><text:tab/><text:tab/>cout </text:span><text:span text:style-name="T20">&lt;&lt;</text:span><text:span text:style-name="T12"> endl </text:span><text:span text:style-name="T20">&lt;&lt;</text:span><text:span text:style-name="T12"> </text:span><text:span text:style-name="T17">"b = "</text:span><text:span text:style-name="T12"> </text:span><text:span text:style-name="T20">&lt;&lt;</text:span><text:span text:style-name="T12"> y </text:span><text:span text:style-name="T20">&lt;&lt;</text:span><text:span text:style-name="T12"> endl </text:span><text:span text:style-name="T20">&lt;&lt;</text:span><text:span text:style-name="T12"> endl;</text:span></text:p>
      <text:p text:style-name="Standard"><text:span text:style-name="T12"><text:tab/><text:tab/></text:span><text:span text:style-name="T7">break</text:span><text:span text:style-name="T12">;</text:span></text:p>
      <text:p text:style-name="Standard"><text:span text:style-name="T12"><text:tab/>}</text:span></text:p>
      <text:p text:style-name="P12"/>
      <text:p text:style-name="Standard"><text:span text:style-name="T12"><text:tab/>system(</text:span><text:span text:style-name="T17">"pause"</text:span><text:span text:style-name="T12">);</text:span></text:p>
      <text:p text:style-name="P14"><text:span text:style-name="T14">}</text:span></text:p>
      <text:p text:style-name="P9"/>
      <text:p text:style-name="P8"/>
      <text:p text:style-name="P22">A linguagem de programação é um algoritmo padronizado com alta complexidade e robustez, fazendo com que os comandos sejam compreensíveis seguindo uma lógica, ou seja coerente, formal <text:soft-page-break/>e ordenado, as linguagens de programação estão como um algoritmo em idioma inglês, posteriormente o sistema traduz para a linguagem de máquina – quase impossível de compreensão humana - e então poderá ser executado normalmente.</text:p>
      <text:p text:style-name="P1"/>
      <text:p text:style-name="P1">referencias:</text:p>
      <text:p text:style-name="P1"/>
      <text:p text:style-name="P2">* <text:span text:style-name="T1">Forbellone, Andre Luiz Villar; Eberspacher, Henri Frederico; Lógica de Programação - 2ª Edição; São Paulo: MAKRON Books, 2000.</text:span></text:p>
      <text:p text:style-name="P2"/>
      <text:p text:style-name="P3">* <text:span text:style-name="T4">Cormen,Thomas H.; Rivest,Ronald L.; Leiserson,Charles E.; Stein,Clifford; Algoritmos - Teoria e Prática - 2ª Edição; São Paulo: Elsevier Editora, 2002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09:49:32.061000000</meta:creation-date>
    <dc:date>2016-07-12T03:36:11.588000000</dc:date>
    <meta:editing-duration>PT6H11M30S</meta:editing-duration>
    <meta:editing-cycles>21</meta:editing-cycles>
    <meta:generator>LibreOffice/5.0.6.3$Windows_x86 LibreOffice_project/490fc03b25318460cfc54456516ea2519c11d1aa</meta:generator>
    <meta:document-statistic meta:table-count="0" meta:image-count="0" meta:object-count="0" meta:page-count="4" meta:paragraph-count="135" meta:word-count="991" meta:character-count="5133" meta:non-whitespace-character-count="4101"/>
  </office:meta>
</office:document-meta>
</file>